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e74c" officeooo:paragraph-rsid="0012e74c"/>
    </style:style>
    <style:style style:name="P2" style:family="paragraph" style:parent-style-name="Standard">
      <style:paragraph-properties fo:text-align="center" style:justify-single-word="false"/>
      <style:text-properties officeooo:rsid="0012e74c" officeooo:paragraph-rsid="0012e74c"/>
    </style:style>
    <style:style style:name="P3" style:family="paragraph" style:parent-style-name="Standard">
      <style:paragraph-properties fo:text-align="start" style:justify-single-word="false"/>
      <style:text-properties officeooo:rsid="0012e74c" officeooo:paragraph-rsid="0012e74c"/>
    </style:style>
    <style:style style:name="P4" style:family="paragraph" style:parent-style-name="Standard">
      <style:paragraph-properties fo:text-align="start" style:justify-single-word="false"/>
      <style:text-properties officeooo:paragraph-rsid="0012e74c"/>
    </style:style>
    <style:style style:name="P5" style:family="paragraph" style:parent-style-name="Standard">
      <style:paragraph-properties fo:text-align="start" style:justify-single-word="false"/>
      <style:text-properties officeooo:paragraph-rsid="004b3a99"/>
    </style:style>
    <style:style style:name="P6" style:family="paragraph" style:parent-style-name="Standard">
      <style:paragraph-properties fo:text-align="center" style:justify-single-word="false"/>
      <style:text-properties fo:font-weight="bold" officeooo:rsid="0012e74c" officeooo:paragraph-rsid="0012e74c" style:font-weight-asian="bold" style:font-weight-complex="bold"/>
    </style:style>
    <style:style style:name="P7" style:family="paragraph" style:parent-style-name="Standard">
      <style:paragraph-properties fo:text-align="start" style:justify-single-word="false"/>
      <style:text-properties fo:font-weight="bold" officeooo:rsid="0012e74c" officeooo:paragraph-rsid="0012e74c" style:font-weight-asian="bold" style:font-weight-complex="bold"/>
    </style:style>
    <style:style style:name="P8" style:family="paragraph" style:parent-style-name="Standard">
      <style:paragraph-properties fo:text-align="start" style:justify-single-word="false"/>
      <style:text-properties officeooo:rsid="0014f3a0" officeooo:paragraph-rsid="0014f3a0"/>
    </style:style>
    <style:style style:name="P9" style:family="paragraph" style:parent-style-name="Standard">
      <style:paragraph-properties fo:text-align="start" style:justify-single-word="false"/>
      <style:text-properties officeooo:rsid="0018bfd3" officeooo:paragraph-rsid="0018bfd3"/>
    </style:style>
    <style:style style:name="P10" style:family="paragraph" style:parent-style-name="Standard">
      <style:paragraph-properties fo:text-align="start" style:justify-single-word="false"/>
      <style:text-properties officeooo:rsid="0019fa0e" officeooo:paragraph-rsid="0019fa0e"/>
    </style:style>
    <style:style style:name="P11" style:family="paragraph" style:parent-style-name="Standard">
      <style:paragraph-properties fo:text-align="start" style:justify-single-word="false"/>
      <style:text-properties officeooo:rsid="001e3398" officeooo:paragraph-rsid="001e3398"/>
    </style:style>
    <style:style style:name="P12" style:family="paragraph" style:parent-style-name="Standard">
      <style:paragraph-properties fo:text-align="start" style:justify-single-word="false"/>
      <style:text-properties officeooo:rsid="002119ca" officeooo:paragraph-rsid="002119ca"/>
    </style:style>
    <style:style style:name="P13" style:family="paragraph" style:parent-style-name="Standard">
      <style:paragraph-properties fo:text-align="start" style:justify-single-word="false"/>
      <style:text-properties officeooo:rsid="00226bfa" officeooo:paragraph-rsid="00226bfa"/>
    </style:style>
    <style:style style:name="P14" style:family="paragraph" style:parent-style-name="Standard">
      <style:paragraph-properties fo:text-align="start" style:justify-single-word="false"/>
      <style:text-properties officeooo:rsid="0027df1b" officeooo:paragraph-rsid="0027df1b"/>
    </style:style>
    <style:style style:name="P15" style:family="paragraph" style:parent-style-name="Standard">
      <style:paragraph-properties fo:text-align="start" style:justify-single-word="false"/>
      <style:text-properties officeooo:rsid="002c1062" officeooo:paragraph-rsid="002c1062"/>
    </style:style>
    <style:style style:name="P16" style:family="paragraph" style:parent-style-name="Standard">
      <style:paragraph-properties fo:text-align="start" style:justify-single-word="false"/>
      <style:text-properties officeooo:rsid="002c6bf2" officeooo:paragraph-rsid="002c6bf2"/>
    </style:style>
    <style:style style:name="P17" style:family="paragraph" style:parent-style-name="Standard">
      <style:paragraph-properties fo:text-align="start" style:justify-single-word="false"/>
      <style:text-properties officeooo:rsid="002fb043" officeooo:paragraph-rsid="0031da73"/>
    </style:style>
    <style:style style:name="P18" style:family="paragraph" style:parent-style-name="Standard">
      <style:paragraph-properties fo:text-align="start" style:justify-single-word="false"/>
      <style:text-properties officeooo:rsid="0033d9a7" officeooo:paragraph-rsid="0033d9a7"/>
    </style:style>
    <style:style style:name="P19" style:family="paragraph" style:parent-style-name="Standard">
      <style:paragraph-properties fo:text-align="start" style:justify-single-word="false"/>
      <style:text-properties officeooo:rsid="003b06a0" officeooo:paragraph-rsid="003b06a0"/>
    </style:style>
    <style:style style:name="P20" style:family="paragraph" style:parent-style-name="Standard">
      <style:paragraph-properties fo:text-align="start" style:justify-single-word="false"/>
      <style:text-properties officeooo:rsid="003edffc" officeooo:paragraph-rsid="003edffc"/>
    </style:style>
    <style:style style:name="P21" style:family="paragraph" style:parent-style-name="Standard">
      <style:paragraph-properties fo:text-align="start" style:justify-single-word="false"/>
      <style:text-properties officeooo:rsid="003fe36f" officeooo:paragraph-rsid="003fe36f"/>
    </style:style>
    <style:style style:name="P22" style:family="paragraph" style:parent-style-name="Standard">
      <style:paragraph-properties fo:text-align="start" style:justify-single-word="false"/>
      <style:text-properties officeooo:rsid="0042c62c" officeooo:paragraph-rsid="0042c62c"/>
    </style:style>
    <style:style style:name="P23" style:family="paragraph" style:parent-style-name="Standard">
      <style:paragraph-properties fo:text-align="start" style:justify-single-word="false"/>
      <style:text-properties officeooo:rsid="0046cd41" officeooo:paragraph-rsid="0046cd41"/>
    </style:style>
    <style:style style:name="P24" style:family="paragraph" style:parent-style-name="Standard">
      <style:paragraph-properties fo:text-align="start" style:justify-single-word="false"/>
      <style:text-properties officeooo:rsid="0049fd8b" officeooo:paragraph-rsid="0049fd8b"/>
    </style:style>
    <style:style style:name="P25" style:family="paragraph" style:parent-style-name="Standard">
      <style:paragraph-properties fo:text-align="start" style:justify-single-word="false"/>
      <style:text-properties officeooo:rsid="004cf5a2" officeooo:paragraph-rsid="004cf5a2"/>
    </style:style>
    <style:style style:name="T1" style:family="text">
      <style:text-properties officeooo:rsid="0012e74c"/>
    </style:style>
    <style:style style:name="T2" style:family="text">
      <style:text-properties officeooo:rsid="001513fa"/>
    </style:style>
    <style:style style:name="T3" style:family="text">
      <style:text-properties officeooo:rsid="00162340"/>
    </style:style>
    <style:style style:name="T4" style:family="text">
      <style:text-properties officeooo:rsid="00197f96"/>
    </style:style>
    <style:style style:name="T5" style:family="text">
      <style:text-properties officeooo:rsid="001a05c8"/>
    </style:style>
    <style:style style:name="T6" style:family="text">
      <style:text-properties officeooo:rsid="001e9e65"/>
    </style:style>
    <style:style style:name="T7" style:family="text">
      <style:text-properties officeooo:rsid="0021f22e"/>
    </style:style>
    <style:style style:name="T8" style:family="text">
      <style:text-properties officeooo:rsid="0022c41f"/>
    </style:style>
    <style:style style:name="T9" style:family="text">
      <style:text-properties officeooo:rsid="00245147"/>
    </style:style>
    <style:style style:name="T10" style:family="text">
      <style:text-properties officeooo:rsid="002964fc"/>
    </style:style>
    <style:style style:name="T11" style:family="text">
      <style:text-properties officeooo:rsid="002e3e13"/>
    </style:style>
    <style:style style:name="T12" style:family="text">
      <style:text-properties officeooo:rsid="00312906"/>
    </style:style>
    <style:style style:name="T13" style:family="text">
      <style:text-properties officeooo:rsid="003997fe"/>
    </style:style>
    <style:style style:name="T14" style:family="text">
      <style:text-properties officeooo:rsid="0039f6e8"/>
    </style:style>
    <style:style style:name="T15" style:family="text">
      <style:text-properties officeooo:rsid="003b06a0"/>
    </style:style>
    <style:style style:name="T16" style:family="text">
      <style:text-properties officeooo:rsid="003d36f0"/>
    </style:style>
    <style:style style:name="T17" style:family="text">
      <style:text-properties officeooo:rsid="0040b016"/>
    </style:style>
    <style:style style:name="T18" style:family="text">
      <style:text-properties officeooo:rsid="004471ea"/>
    </style:style>
    <style:style style:name="T19" style:family="text">
      <style:text-properties officeooo:rsid="00458851"/>
    </style:style>
    <style:style style:name="T20" style:family="text">
      <style:text-properties officeooo:rsid="004b3a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ke Jaffe</text:p>
      <text:p text:style-name="P1">ID#: 001182531</text:p>
      <text:p text:style-name="P1">Microprocessor-Based Design</text:p>
      <text:p text:style-name="P1">Due 02/23/16</text:p>
      <text:p text:style-name="P1"/>
      <text:p text:style-name="P6">Homework 2</text:p>
      <text:p text:style-name="P2"/>
      <text:p text:style-name="P7">Problem 2.1: Compilation Chain</text:p>
      <text:p text:style-name="P3"/>
      <text:p text:style-name="P4"><text:span text:style-name="T1">a. </text:span>What is the difference between a compiler and an assembler? </text:p>
      <text:p text:style-name="P3"/>
      <text:p text:style-name="P8">A compiler transforms a program written in one language into another language. <text:span text:style-name="T3">Often, the source language is a high-level language, and the target language a low-level language. While a compiler must produce a functionally equivalent mapping, there is no specification as to exactly how this must be done. </text:span>An assembler translates assembly language into machine code. <text:span text:style-name="T2">Since assembly has a one-to-one mapping with machine code, this is a trivial task.</text:span></text:p>
      <text:p text:style-name="P3"/>
      <text:p text:style-name="P4"><text:span text:style-name="T1">b. </text:span>What is the difference between a cross-compiler and a compiler?</text:p>
      <text:p text:style-name="P3"/>
      <text:p text:style-name="P9">A cross-compiler is a compiler which can convert a program into <text:span text:style-name="T4">executable code</text:span> for a computer other than that on which it is run. </text:p>
      <text:p text:style-name="P3"/>
      <text:p text:style-name="P7">Problem 2.2: Memory</text:p>
      <text:p text:style-name="P3"/>
      <text:p text:style-name="P4"><text:span text:style-name="T1">a. </text:span>The performance of processors is increasing faster than the performance of memory. Name and briefly outline one approach to reduce the performance gap between processor and memory. </text:p>
      <text:p text:style-name="P3"/>
      <text:p text:style-name="P10">Cache memory can be utilized to mitigate the memory wall. <text:span text:style-name="T5">Cache memory is smaller, faster memory which stores copies of the data from frequently used main memory locations. </text:span></text:p>
      <text:p text:style-name="P3"/>
      <text:p text:style-name="P4"><text:span text:style-name="T1">b. </text:span>In which aspect could the performance enhancement suggested in (a) be detrimental to the predictability of an embedded system?</text:p>
      <text:p text:style-name="P3"/>
      <text:p text:style-name="P11">Using cache memory causes program behavior to become more state dependent. <text:span text:style-name="T6">This depends on how earlier execution left the state of the cache. Further, execution time is less predictable: memory access times can vary by 100X.</text:span></text:p>
      <text:p text:style-name="P3"/>
      <text:p text:style-name="P4"><text:span text:style-name="T1">c. </text:span>What is the difference between SRAM and DRAM in terms of complexity, cost and performance?</text:p>
      <text:p text:style-name="P3"/>
      <text:p text:style-name="P12">SRAM is more complex (4-6 transistors per bit) and more expensive, but also more performant, <text:span text:style-name="T7">and doesn't need refresh</text:span>. <text:span text:style-name="T7">DRAM is less complex (1 transistor, 1 capacitor per bit) and less expensive, but is slower and requires refresh.</text:span></text:p>
      <text:p text:style-name="P3"/>
      <text:p text:style-name="P4"><text:span text:style-name="T1">d. </text:span>We discussed in class about different types of ROM. For your next embedded project, which type of ROM would you chose? Please explain your selection.</text:p>
      <text:p text:style-name="P3"/>
      <text:p text:style-name="P13">Flash memory seems to be the most effective ROM <text:span text:style-name="T8">for</text:span> current technology. <text:span text:style-name="T9">In particular, NAND flash has low cost per bit and high storage capacity. This makes it well suited for embedded applications (e.g. for storing firmware).</text:span></text:p>
      <text:p text:style-name="P3"><text:soft-page-break/></text:p>
      <text:p text:style-name="P7">Problem 2.3: ISA</text:p>
      <text:p text:style-name="P3"/>
      <text:p text:style-name="P4"><text:span text:style-name="T1">a. </text:span>What is an ISA? What does it describe? </text:p>
      <text:p text:style-name="P4"/>
      <text:p text:style-name="P14">An ISA (instruction set architecture) is an API <text:span text:style-name="T10">which can be implemented for different microarchitectures to program the machine. It specifies native data types, instructions, registers, addressing modes, memory architecture, interrupt and exception handling, and external I/O.</text:span></text:p>
      <text:p text:style-name="P3"/>
      <text:p text:style-name="P4"><text:span text:style-name="T1">b. </text:span>Highlight some advantages of an ISA when evolving along processor generations. </text:p>
      <text:p text:style-name="P3"/>
      <text:p text:style-name="P15">Since an ISA is abstracted away from any given microarchitecture, a processor can evolve many generations while still using the same ISA. </text:p>
      <text:p text:style-name="P3"/>
      <text:p text:style-name="P4"><text:span text:style-name="T1">c. </text:span>Name an example of a widely used ISA not mentioned in class.</text:p>
      <text:p text:style-name="P4"/>
      <text:p text:style-name="P16">The SPARC ISA is a RISC ISA developed by Sun Microsystems, and introduced in 1987. <text:span text:style-name="T11">The ISA is open and royalty free, and is still being implemented in new microarchitectures today.</text:span></text:p>
      <text:p text:style-name="P3"/>
      <text:p text:style-name="P7">Problem 2.4: Zynq Cortex A9</text:p>
      <text:p text:style-name="P3"/>
      <text:p text:style-name="P4"><text:span text:style-name="T1">a. </text:span>Please categorize the Zynq Cortex A9 processor in terms of RISC/CISC, Harvard/van Neumann, and General Purpose/DSP. For each classification, explain why the Zynq Cortex A9 belongs to each of these categories. </text:p>
      <text:p text:style-name="P4"/>
      <text:p text:style-name="P17">The Cortex A9 implements ARMv7-A, which is a RISC ISA. <text:span text:style-name="T12">While the Zedboard SoC has 220 DSP slices, the Cortex A9 is a general purpose processor. The processor has combined main memory (Von Neumann), but separate instruction and data caches (Harvard).</text:span></text:p>
      <text:p text:style-name="P3"/>
      <text:p text:style-name="P7">Problem 2.5: Interrupts</text:p>
      <text:p text:style-name="P3"/>
      <text:p text:style-name="P4"><text:span text:style-name="T1">a. </text:span>In lab 1, we have used a loop in order to read push buttons via polling and to turn on and off LEDs. Please name 3 disadvantages of this approach and explain their effect. </text:p>
      <text:p text:style-name="P4"/>
      <text:p text:style-name="P18">1. <text:span text:style-name="T13">W</text:span>aste <text:span text:style-name="T13">CPU</text:span>: <text:span text:style-name="T13">While a processor iterates through the loop, it is wasting cycles which code be used on other code. When using interrupts instead, the processor will be able to execute useful code most of the time, and only handle interrupts when they are generated.</text:span></text:p>
      <text:p text:style-name="P18"><text:span text:style-name="T15">2</text:span>. <text:span text:style-name="T14">Waste power: The core executing the loop would be 100% consumed for the duration of the program, which would be a tremendous waste of power as compared to using interrupts, which require comparatively little CPU time.</text:span></text:p>
      <text:p text:style-name="P19">3. <text:span text:style-name="T16">Inefficient</text:span>: <text:span text:style-name="T16">In the looping method, the code must check the data register at each iteration (or simply set the led values in the data register to the switch values). Either way, this is a lot of additional code being executed since the loop is iterating as fast as possible. In the interrupt method, this code is only executed when an interrupt is triggered. </text:span></text:p>
      <text:p text:style-name="P3"/>
      <text:p text:style-name="P4"><text:span text:style-name="T1">b. </text:span>What is the difference between a Vector Interrupt Controller and a Programmable Interrupt Controller? </text:p>
      <text:p text:style-name="P3"/>
      <text:p text:style-name="P21">A Vector Interrupt Controller directly provides the start address of the user ISR (whereas a <text:soft-page-break/>Programmable Interrupt Controller does not).</text:p>
      <text:p text:style-name="P3"/>
      <text:p text:style-name="P4"><text:span text:style-name="T1">c. </text:span>Which type of interrupt controller does the Zynq Cortex A9 have? In how many levels are the interrupt handling decisions taken?</text:p>
      <text:p text:style-name="P4"/>
      <text:p text:style-name="P20">The Zynq Cortex A9 uses a <text:span text:style-name="T17">Programmable Interrupt Controller (non-vectored)</text:span>. <text:span text:style-name="T19">Interrupt handling decisions are taken on 3 levels for dedicated interrupts:</text:span></text:p>
      <text:p text:style-name="P23">1. Low-level interrupt handler</text:p>
      <text:p text:style-name="P23">2. System interrupt handler</text:p>
      <text:p text:style-name="P23">3. Execute user interrupt handler</text:p>
      <text:p text:style-name="P3"/>
      <text:p text:style-name="P4"><text:span text:style-name="T1">d. </text:span>Name and briefly explain 4 exceptions of the Zynq Cortex A9.</text:p>
      <text:p text:style-name="P4"/>
      <text:p text:style-name="P22">1. <text:span text:style-name="T18">Undefined Instruction</text:span>: <text:span text:style-name="T18">caused by bad instruction (potentially corrupt memory).</text:span></text:p>
      <text:p text:style-name="P22">2. Data Abort: <text:span text:style-name="T18">occurs during a memory access violation.</text:span></text:p>
      <text:p text:style-name="P22">3. FIQ: <text:span text:style-name="T18">triggered by high-priority interrupt.</text:span></text:p>
      <text:p text:style-name="P22">4. IRQ: <text:span text:style-name="T18">triggered by normal priority interrupt.</text:span></text:p>
      <text:p text:style-name="P3"/>
      <text:p text:style-name="P7">Problem 2.6: Interrupts</text:p>
      <text:p text:style-name="P3"/>
      <text:p text:style-name="P4"><text:span text:style-name="T1">a. </text:span>Interrupts can be used in the Zynq Cortex A9 to inform the application of changes on a PsGPIO input. Describe the sequence of events from when the GPIO input value changes on the input pin to the interrupt handler clearing the interrupt at the PsGPIO. </text:p>
      <text:p text:style-name="P4"/>
      <text:p text:style-name="P5"><text:span text:style-name="T20">1. </text:span>Upon input meeting interrupt sensitivity, IRQ generated</text:p>
      <text:p text:style-name="P5"><text:span text:style-name="T20">2. </text:span>Shared Peripheral Interrupt 20 forwarded to GIC</text:p>
      <text:p text:style-name="P5"><text:span text:style-name="T20">3. </text:span>Passes input mask on GIC</text:p>
      <text:p text:style-name="P5"><text:span text:style-name="T20">4. </text:span>IRQ ID #52 generated </text:p>
      <text:p text:style-name="P5"><text:span text:style-name="T20">5. </text:span>Mapped to IRQ on core</text:p>
      <text:p text:style-name="P5"><text:span text:style-name="T20">6. </text:span>Passing I mask in PSR</text:p>
      <text:p text:style-name="P5"><text:span text:style-name="T20">7. </text:span>Processor switches to IRQ mode</text:p>
      <text:p text:style-name="P5"><text:span text:style-name="T20">8. </text:span>Call 0x18 vector -&gt; FreeRTOS_ApplicationIRQHandler</text:p>
      <text:p text:style-name="P5"><text:span text:style-name="T20">9. </text:span>Vector table -&gt; gpio_isr</text:p>
      <text:p text:style-name="P25">10. Interrupt handler clears interrupts at PsGPIO</text:p>
      <text:p text:style-name="P3"/>
      <text:p text:style-name="P4"><text:span text:style-name="T1">b. </text:span>What would happen if the user does not clear the interrupt? </text:p>
      <text:p text:style-name="P4"/>
      <text:p text:style-name="P24">If a user does not clear the interrupt, the interrupt handler function will be called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2:05:39.635644480</meta:creation-date>
    <dc:date>2016-02-22T22:55:36.898458630</dc:date>
    <meta:editing-duration>PT10H44M54S</meta:editing-duration>
    <meta:editing-cycles>60</meta:editing-cycles>
    <meta:generator>LibreOffice/4.2.8.2$Linux_X86_64 LibreOffice_project/420m0$Build-2</meta:generator>
    <meta:document-statistic meta:table-count="0" meta:image-count="0" meta:object-count="0" meta:page-count="3" meta:paragraph-count="60" meta:word-count="1027" meta:character-count="6280" meta:non-whitespace-character-count="5299"/>
  </office:meta>
</office:document-meta>
</file>